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95cm"/>
    </style:style>
    <style:style style:name="gr2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1.275cm" fo:min-width="2.27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1.221cm" fo:min-width="2.205cm" fo:padding-top="0.165cm" fo:padding-bottom="0.165cm" fo:padding-left="0.29cm" fo:padding-right="0.29cm"/>
    </style:style>
    <style:style style:name="gr4" style:family="graphic" style:parent-style-name="objectwithoutfill">
      <style:graphic-properties svg:stroke-color="#3333ff" draw:fill="none" draw:textarea-vertical-align="middle"/>
    </style:style>
    <style:style style:name="gr5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2.633cm" fo:min-width="5.27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671cm"/>
    </style:style>
    <style:style style:name="gr9" style:family="graphic" style:parent-style-name="standard">
      <style:graphic-properties draw:stroke="none" svg:stroke-color="#000000" draw:fill="none" draw:fill-color="#ffffff" fo:min-height="5.824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2.163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line-height="0.66cm"/>
      <style:text-properties fo:color="#000000"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paragraph-properties fo:line-height="0.66cm"/>
      <style:text-properties fo:color="#000000"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/>
      <style:text-properties fo:color="#0000ff"/>
    </style:style>
    <style:style style:name="P6" style:family="paragraph">
      <loext:graphic-properties draw:fill="none" draw:fill-color="#ffffff"/>
      <style:paragraph-properties fo:line-height="150%"/>
      <style:text-properties fo:color="#0000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ff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716cm" svg:height="4.445cm" svg:x="4.429cm" svg:y="8.112cm">
          <draw:text-box>
            <text:p text:style-name="P1"><text:span text:style-name="T1">Q <text:s text:c="3"/>W <text:s text:c="4"/>E <text:s text:c="5"/>R <text:s text:c="5"/>T <text:s text:c="5"/>Y <text:s text:c="5"/>U <text:s text:c="5"/>I <text:s text:c="5"/>O <text:s text:c="5"/>P</text:span></text:p>
            <text:p text:style-name="P1"><text:span text:style-name="T2"/></text:p>
            <text:p text:style-name="P1"><text:span text:style-name="T1">A <text:s text:c="4"/>S <text:s text:c="5"/>D <text:s text:c="5"/>F <text:s text:c="5"/>G <text:s text:c="4"/>H <text:s text:c="5"/>J <text:s text:c="5"/>K <text:s text:c="5"/>L</text:span></text:p>
            <text:p text:style-name="P1"><text:span text:style-name="T2"/></text:p>
            <text:p text:style-name="P1"><text:span text:style-name="T1">Z <text:s text:c="4"/>X <text:s text:c="5"/>C <text:s text:c="5"/>V <text:s text:c="5"/>B <text:s text:c="4"/>N <text:s text:c="4"/>M</text:span></text:p>
          </draw:text-box>
        </draw:frame>
        <draw:custom-shape draw:style-name="gr2" draw:text-style-name="P3" draw:layer="layout" svg:width="4.036cm" svg:height="2.269cm" draw:transform="rotate (0.767072206251508) translate (-7.438cm 8.6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937cm" svg:height="2.193cm" draw:transform="rotate (0.767072206251508) translate (-4.499cm 3.7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683cm" svg:y1="11.414cm" svg:x2="8.62cm" svg:y2="7.096cm">
          <text:p/>
        </draw:line>
        <draw:custom-shape draw:style-name="gr5" draw:text-style-name="P3" draw:layer="layout" svg:width="8.279cm" svg:height="4.189cm" draw:transform="rotate (0.858876524906409) translate (-9.541cm 9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81cm" svg:y1="11.16cm" svg:x2="4.81cm" svg:y2="7.35cm">
          <text:p/>
        </draw:line>
        <draw:line draw:style-name="gr6" draw:text-style-name="P3" draw:layer="layout" svg:x1="4.683cm" svg:y1="11.16cm" svg:x2="17.637cm" svg:y2="11.16cm">
          <text:p/>
        </draw:line>
        <draw:frame draw:style-name="gr7" draw:text-style-name="P4" draw:layer="layout" svg:width="4.699cm" svg:height="1.673cm" draw:transform="rotate (1.56381500978692) translate (2.905cm 10.64cm)">
          <draw:text-box>
            <text:p>y-coordinate</text:p>
            <text:p/>
          </draw:text-box>
        </draw:frame>
        <draw:frame draw:style-name="gr7" draw:text-style-name="P4" draw:layer="layout" svg:width="4.572cm" svg:height="1.673cm" svg:x="8.747cm" svg:y="12.027cm">
          <draw:text-box>
            <text:p>x-coordinate</text:p>
            <text:p/>
          </draw:text-box>
        </draw:frame>
        <draw:line draw:style-name="gr4" draw:text-style-name="P3" draw:layer="layout" svg:x1="5.445cm" svg:y1="12.049cm" svg:x2="9.89cm" svg:y2="7.096cm">
          <text:p/>
        </draw:line>
        <draw:line draw:style-name="gr4" draw:text-style-name="P3" draw:layer="layout" svg:x1="6.842cm" svg:y1="12.049cm" svg:x2="11.16cm" svg:y2="7.096cm">
          <text:p/>
        </draw:line>
        <draw:line draw:style-name="gr4" draw:text-style-name="P3" draw:layer="layout" svg:x1="8.112cm" svg:y1="12.049cm" svg:x2="11.795cm" svg:y2="7.731cm">
          <text:p/>
        </draw:line>
        <draw:line draw:style-name="gr4" draw:text-style-name="P3" draw:layer="layout" svg:x1="9.382cm" svg:y1="12.049cm" svg:x2="13.065cm" svg:y2="7.731cm">
          <text:p/>
        </draw:line>
        <draw:line draw:style-name="gr4" draw:text-style-name="P3" draw:layer="layout" svg:x1="10.525cm" svg:y1="12.049cm" svg:x2="14.208cm" svg:y2="7.731cm">
          <text:p/>
        </draw:line>
        <draw:line draw:style-name="gr4" draw:text-style-name="P3" draw:layer="layout" svg:x1="11.795cm" svg:y1="12.049cm" svg:x2="15.478cm" svg:y2="7.731cm">
          <text:p/>
        </draw:line>
        <draw:line draw:style-name="gr4" draw:text-style-name="P3" draw:layer="layout" svg:x1="4.175cm" svg:y1="10.652cm" svg:x2="7.35cm" svg:y2="7.096cm">
          <text:p/>
        </draw:line>
        <draw:line draw:style-name="gr4" draw:text-style-name="P3" draw:layer="layout" svg:x1="13.192cm" svg:y1="12.049cm" svg:x2="16.875cm" svg:y2="7.731cm">
          <text:p/>
        </draw:line>
        <draw:frame draw:style-name="gr8" draw:text-style-name="P4" draw:layer="layout" svg:width="16.383cm" svg:height="2.921cm" svg:x="3.159cm" svg:y="13.827cm">
          <draw:text-box>
            <text:p>For Key 'Z',<text:tab/><text:tab/><text:tab/><text:tab/>For Key 'P'</text:p>
            <text:p>x = 0, y = 0, b = 0<text:tab/><text:tab/><text:tab/>x = 9, y = 2, b = -7</text:p>
          </draw:text-box>
        </draw:frame>
        <draw:frame draw:style-name="gr9" draw:text-style-name="P6" draw:layer="layout" svg:width="7.043cm" svg:height="6.074cm" draw:transform="rotate (0.96970493240805) translate (5.539cm 6.918cm)">
          <draw:text-box>
            <text:p text:style-name="P5"><text:span text:style-name="T3">b = 2</text:span></text:p>
            <text:p text:style-name="P5"><text:span text:style-name="T3"><text:s text:c="4"/></text:span><text:span text:style-name="T3">b = 1</text:span></text:p>
            <text:p text:style-name="P5"><text:span text:style-name="T3"><text:s text:c="8"/></text:span><text:span text:style-name="T3">b = 0</text:span></text:p>
            <text:p text:style-name="P5"><text:span text:style-name="T3"><text:s text:c="12"/></text:span><text:span text:style-name="T3">b = -1</text:span></text:p>
            <text:p text:style-name="P5"><text:span text:style-name="T3"><text:s text:c="16"/></text:span><text:span text:style-name="T3">b = -2</text:span></text:p>
          </draw:text-box>
        </draw:frame>
        <draw:line draw:style-name="gr4" draw:text-style-name="P3" draw:layer="layout" svg:x1="4.048cm" svg:y1="9.509cm" svg:x2="6.08cm" svg:y2="7.096cm">
          <text:p/>
        </draw:line>
        <draw:frame draw:style-name="gr10" draw:text-style-name="P4" draw:layer="layout" svg:width="2.286cm" svg:height="1.143cm" svg:x="3.159cm" svg:y="11.16cm">
          <draw:text-box>
            <text:p><text:span text:style-name="T4">(0, 0)</text:span></text:p>
          </draw:text-box>
        </draw:frame>
        <draw:frame draw:style-name="gr11" draw:text-style-name="P8" draw:layer="layout" svg:width="15.621cm" svg:height="2.413cm" svg:x="2.778cm" svg:y="3.286cm">
          <draw:text-box>
            <text:p text:style-name="P7"><text:span text:style-name="T5">Coordinate Character System</text:span></text:p>
          </draw:text-box>
        </draw:frame>
        <draw:line draw:style-name="gr12" draw:text-style-name="P3" draw:layer="layout" svg:x1="3.032cm" svg:y1="4.81cm" svg:x2="18.78cm" svg:y2="4.81cm">
          <text:p/>
        </draw:line>
        <draw:frame draw:style-name="gr10" draw:text-style-name="P4" draw:layer="layout" svg:width="2.286cm" svg:height="1.143cm" svg:x="16.494cm" svg:y="7.858cm">
          <draw:text-box>
            <text:p><text:span text:style-name="T4">(9, 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0:50:53.729916550</meta:creation-date>
    <dc:date>2016-07-04T12:21:33.199146022</dc:date>
    <meta:editing-duration>PT2H35M8S</meta:editing-duration>
    <meta:editing-cycles>4</meta:editing-cycles>
    <meta:generator>LibreOffice/5.0.5.2$Linux_X86_64 LibreOffice_project/00m0$Build-2</meta:generator>
    <meta:document-statistic meta:object-count="24"/>
  </office:meta>
</office:document-meta>
</file>